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00%"/>
      <style:text-properties officeooo:paragraph-rsid="00032c9c"/>
    </style:style>
    <style:style style:name="P2" style:family="paragraph" style:parent-style-name="Text_20_body">
      <style:paragraph-properties fo:line-height="100%"/>
      <style:text-properties officeooo:paragraph-rsid="00032c9c"/>
    </style:style>
    <style:style style:name="P3" style:family="paragraph" style:parent-style-name="Heading_20_2">
      <style:paragraph-properties fo:line-height="100%"/>
      <style:text-properties officeooo:paragraph-rsid="00032c9c"/>
    </style:style>
    <style:style style:name="P4" style:family="paragraph" style:parent-style-name="Heading_20_2">
      <style:paragraph-properties fo:line-height="100%"/>
      <style:text-properties fo:font-size="12pt" fo:font-weight="normal" officeooo:paragraph-rsid="00032c9c" style:font-size-asian="12pt" style:font-weight-asian="normal" style:font-size-complex="12pt" style:font-weight-complex="normal"/>
    </style:style>
    <style:style style:name="P5" style:family="paragraph" style:parent-style-name="Text_20_body">
      <style:paragraph-properties fo:line-height="100%"/>
    </style:style>
    <style:style style:name="P6" style:family="paragraph" style:parent-style-name="Horizontal_20_Line">
      <style:paragraph-properties fo:line-height="100%"/>
    </style:style>
    <style:style style:name="P7" style:family="paragraph" style:parent-style-name="Heading_20_2">
      <style:paragraph-properties fo:line-height="100%"/>
    </style:style>
    <style:style style:name="P8" style:family="paragraph" style:parent-style-name="Heading_20_3">
      <style:paragraph-properties fo:line-height="100%"/>
    </style:style>
    <style:style style:name="P9" style:family="paragraph" style:parent-style-name="Text_20_body" style:list-style-name="L1">
      <style:paragraph-properties fo:line-height="100%"/>
    </style:style>
    <style:style style:name="P10" style:family="paragraph" style:parent-style-name="Text_20_body" style:list-style-name="L2">
      <style:paragraph-properties fo:line-height="100%"/>
    </style:style>
    <style:style style:name="P11" style:family="paragraph" style:parent-style-name="Text_20_body" style:list-style-name="L3">
      <style:paragraph-properties fo:line-height="100%"/>
    </style:style>
    <style:style style:name="P12" style:family="paragraph" style:parent-style-name="Text_20_body" style:list-style-name="L4">
      <style:paragraph-properties fo:line-height="100%"/>
    </style:style>
    <style:style style:name="P13" style:family="paragraph" style:parent-style-name="Text_20_body" style:list-style-name="L5">
      <style:paragraph-properties fo:line-height="100%"/>
    </style:style>
    <style:style style:name="P14" style:family="paragraph" style:parent-style-name="Text_20_body" style:list-style-name="L6">
      <style:paragraph-properties fo:line-height="100%"/>
    </style:style>
    <style:style style:name="P15" style:family="paragraph" style:parent-style-name="Text_20_body" style:list-style-name="L7">
      <style:paragraph-properties fo:line-height="100%"/>
    </style:style>
    <style:style style:name="P16" style:family="paragraph" style:parent-style-name="Text_20_body" style:list-style-name="L8">
      <style:paragraph-properties fo:line-height="100%"/>
    </style:style>
    <style:style style:name="P17" style:family="paragraph" style:parent-style-name="Text_20_body" style:list-style-name="L9">
      <style:paragraph-properties fo:line-height="100%"/>
    </style:style>
    <style:style style:name="P18" style:family="paragraph" style:parent-style-name="Heading_20_2">
      <style:paragraph-properties fo:line-height="100%"/>
      <style:text-properties officeooo:paragraph-rsid="0001f621"/>
    </style:style>
    <style:style style:name="P19" style:family="paragraph" style:parent-style-name="Heading_20_3">
      <style:paragraph-properties fo:line-height="100%"/>
      <style:text-properties officeooo:paragraph-rsid="0001f621"/>
    </style:style>
    <style:style style:name="P20" style:family="paragraph" style:parent-style-name="Text_20_body">
      <style:paragraph-properties fo:line-height="100%"/>
      <style:text-properties officeooo:paragraph-rsid="0001f621"/>
    </style:style>
    <style:style style:name="P21" style:family="paragraph" style:parent-style-name="Text_20_body" style:list-style-name="L10">
      <style:paragraph-properties fo:line-height="100%"/>
      <style:text-properties officeooo:paragraph-rsid="0001f621"/>
    </style:style>
    <style:style style:name="P22" style:family="paragraph" style:parent-style-name="Preformatted_20_Text" style:list-style-name="L10">
      <style:paragraph-properties fo:margin-top="0in" fo:margin-bottom="0.1965in" style:contextual-spacing="false" fo:line-height="100%"/>
      <style:text-properties officeooo:paragraph-rsid="0001f621"/>
    </style:style>
    <style:style style:name="P23" style:family="paragraph" style:parent-style-name="Horizontal_20_Line">
      <style:paragraph-properties fo:line-height="100%"/>
      <style:text-properties officeooo:paragraph-rsid="0001f621"/>
    </style:style>
    <style:style style:name="P24" style:family="paragraph" style:parent-style-name="Text_20_body" style:list-style-name="L11">
      <style:paragraph-properties fo:line-height="100%"/>
      <style:text-properties officeooo:paragraph-rsid="0001f621"/>
    </style:style>
    <style:style style:name="P25" style:family="paragraph" style:parent-style-name="Preformatted_20_Text" style:list-style-name="L11">
      <style:paragraph-properties fo:margin-top="0in" fo:margin-bottom="0.1965in" style:contextual-spacing="false" fo:line-height="100%"/>
      <style:text-properties officeooo:paragraph-rsid="0001f621"/>
    </style:style>
    <style:style style:name="P26" style:family="paragraph" style:parent-style-name="Text_20_body" style:list-style-name="L12">
      <style:paragraph-properties fo:line-height="100%"/>
      <style:text-properties officeooo:paragraph-rsid="0001f621"/>
    </style:style>
    <style:style style:name="P27" style:family="paragraph" style:parent-style-name="Text_20_body" style:list-style-name="L13">
      <style:paragraph-properties fo:line-height="100%"/>
      <style:text-properties officeooo:paragraph-rsid="0001f621"/>
    </style:style>
    <style:style style:name="P28" style:family="paragraph" style:parent-style-name="Text_20_body" style:list-style-name="L14">
      <style:paragraph-properties fo:line-height="100%"/>
      <style:text-properties officeooo:paragraph-rsid="0001f621"/>
    </style:style>
    <style:style style:name="T1"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C Project Report</text:h>
      <text:h text:style-name="P1" text:outline-level="1">Project Title</text:h>
      <text:p text:style-name="P2"><text:span text:style-name="Strong_20_Emphasis"><text:span text:style-name="T1">Centralized Log Monitoring of Kali Linux Using Splunk Enterprise (Windows)</text:span></text:span></text:p>
      <text:h text:style-name="P3" text:outline-level="2">Author</text:h>
      <text:p text:style-name="P2">Gourab Das</text:p>
      <text:h text:style-name="P3" text:outline-level="2">Target Role</text:h>
      <text:h text:style-name="P4" text:outline-level="2">SOC Analyst – Tier 1 / Junior SOC Analyst1. </text:h>
      <text:h text:style-name="P3" text:outline-level="2">Project Objective</text:h>
      <text:p text:style-name="P5">The objective of this project is to demonstrate successful ingestion of Linux system logs from a Kali Linux virtual machine into Splunk Enterprise running on a Windows SOC server. This enables centralized visibility, monitoring, and basic SOC-style analysis of Linux logs.</text:p>
      <text:p text:style-name="P5">This lab focuses on <text:span text:style-name="Strong_20_Emphasis">log ingestion and visibility</text:span>, not deep threat detection.</text:p>
      <text:p text:style-name="P6"/>
      <text:h text:style-name="P7" text:outline-level="2">2. Environment Details</text:h>
      <text:h text:style-name="P8" text:outline-level="3">SOC Server</text:h>
      <text:list text:style-name="L1">
        <text:list-item>
          <text:p text:style-name="P9">OS: Windows 10 / 11</text:p>
        </text:list-item>
        <text:list-item>
          <text:p text:style-name="P9">SIEM: Splunk Enterprise</text:p>
        </text:list-item>
        <text:list-item>
          <text:p text:style-name="P9">Role: Indexer &amp; Search Head</text:p>
        </text:list-item>
      </text:list>
      <text:h text:style-name="P8" text:outline-level="3"><text:soft-page-break/>Log Source</text:h>
      <text:list text:style-name="L2">
        <text:list-item>
          <text:p text:style-name="P10">OS: Kali Linux</text:p>
        </text:list-item>
        <text:list-item>
          <text:p text:style-name="P10">Deployment: Virtual Machine (VMware / VirtualBox)</text:p>
        </text:list-item>
        <text:list-item>
          <text:p text:style-name="P10">Log Forwarder: Splunk Universal Forwarder (Linux)</text:p>
        </text:list-item>
        <text:list-item>
          <text:p text:style-name="P10">Logging Service: rsyslog (enabled)</text:p>
        </text:list-item>
      </text:list>
      <text:h text:style-name="P8" text:outline-level="3">Network Mode</text:h>
      <text:list text:style-name="L3">
        <text:list-item>
          <text:p text:style-name="P11">NAT / Bridged (Lab environment)</text:p>
        </text:list-item>
      </text:list>
      <text:p text:style-name="P6"/>
      <text:h text:style-name="P7" text:outline-level="2">3. Architecture Overview</text:h>
      <text:p text:style-name="P5"><text:span text:style-name="Strong_20_Emphasis">Log Flow:</text:span></text:p>
      <text:p text:style-name="P5">Kali Linux (Logs Generated)<text:line-break/>→ rsyslog / journald<text:line-break/>→ Splunk Universal Forwarder<text:line-break/>→ TCP 9997<text:line-break/>→ Splunk Enterprise (Windows)<text:line-break/>→ Index: <text:span text:style-name="Source_20_Text">linux</text:span></text:p>
      <text:p text:style-name="P5">This architecture represents a standard SOC log collection pipeline for Linux endpoints.</text:p>
      <text:p text:style-name="P6"/>
      <text:h text:style-name="P7" text:outline-level="2">4. Logs Collected</text:h>
      <text:p text:style-name="P5">The following Linux logs are ingested into Splunk:</text:p>
      <text:list text:style-name="L4">
        <text:list-item>
          <text:p text:style-name="P12"><text:span text:style-name="Source_20_Text">/var/log/auth.log</text:span> – Authentication &amp; sudo activity</text:p>
        </text:list-item>
        <text:list-item>
          <text:p text:style-name="P12"><text:span text:style-name="Source_20_Text">/var/log/syslog</text:span> – System-level events</text:p>
        </text:list-item>
        <text:list-item>
          <text:p text:style-name="P12"><text:soft-page-break/><text:span text:style-name="Source_20_Text">/var/log/kern.log</text:span> – Kernel messages</text:p>
        </text:list-item>
      </text:list>
      <text:p text:style-name="P5">Note: These logs became available after installing and enabling <text:span text:style-name="Strong_20_Emphasis">rsyslog</text:span> on Kali Linux.</text:p>
      <text:p text:style-name="P6"/>
      <text:h text:style-name="P7" text:outline-level="2">5. Configuration Summary</text:h>
      <text:h text:style-name="P8" text:outline-level="3">5.1 Splunk Universal Forwarder (Kali Linux)</text:h>
      <text:list text:style-name="L5">
        <text:list-item>
          <text:p text:style-name="P13">Forwarder installed under <text:span text:style-name="Source_20_Text">/opt/splunkforwarder</text:span></text:p>
        </text:list-item>
        <text:list-item>
          <text:p text:style-name="P13">Configured <text:span text:style-name="Source_20_Text">inputs.conf</text:span> to monitor Linux log files</text:p>
        </text:list-item>
        <text:list-item>
          <text:p text:style-name="P13">Forwarding enabled to Windows Splunk Enterprise on port <text:span text:style-name="Source_20_Text">9997</text:span></text:p>
        </text:list-item>
      </text:list>
      <text:h text:style-name="P8" text:outline-level="3">5.2 Splunk Enterprise (Windows)</text:h>
      <text:list text:style-name="L6">
        <text:list-item>
          <text:p text:style-name="P14">Custom index created: <text:span text:style-name="Source_20_Text">linux</text:span></text:p>
        </text:list-item>
        <text:list-item>
          <text:p text:style-name="P14">Receiving enabled on TCP port <text:span text:style-name="Source_20_Text">9997</text:span></text:p>
        </text:list-item>
        <text:list-item>
          <text:p text:style-name="P14">Data successfully indexed and searchable</text:p>
        </text:list-item>
      </text:list>
      <text:p text:style-name="P6"/>
      <text:h text:style-name="P7" text:outline-level="2">6. Verification &amp; Proof of Ingestion</text:h>
      <text:p text:style-name="P5">Log ingestion was verified using the following Splunk searches:</text:p>
      <text:list text:style-name="L7">
        <text:list-item>
          <text:p text:style-name="P15"><text:span text:style-name="Source_20_Text">index=linux</text:span></text:p>
        </text:list-item>
        <text:list-item>
          <text:p text:style-name="P15"><text:span text:style-name="Source_20_Text">index=linux | stats count</text:span></text:p>
        </text:list-item>
        <text:list-item>
          <text:p text:style-name="P15"><text:span text:style-name="Source_20_Text">index=linux | timechart count</text:span></text:p>
        </text:list-item>
      </text:list>
      <text:p text:style-name="P5">These searches confirm:</text:p>
      <text:list text:style-name="L8">
        <text:list-item>
          <text:p text:style-name="P16">Logs are actively flowing</text:p>
        </text:list-item>
        <text:list-item>
          <text:p text:style-name="P16"><text:soft-page-break/>Events are being indexed correctly</text:p>
        </text:list-item>
        <text:list-item>
          <text:p text:style-name="P16">Time-based log continuity is present</text:p>
        </text:list-item>
      </text:list>
      <text:p text:style-name="P6"/>
      <text:h text:style-name="P7" text:outline-level="2">8. Key Learning Outcomes</text:h>
      <text:list text:style-name="L9">
        <text:list-item>
          <text:p text:style-name="P17">Understood Linux logging mechanisms (journald vs rsyslog)</text:p>
        </text:list-item>
        <text:list-item>
          <text:p text:style-name="P17">Configured Splunk Universal Forwarder on Linux</text:p>
        </text:list-item>
        <text:list-item>
          <text:p text:style-name="P17">Created and validated custom indexes in Splunk</text:p>
        </text:list-item>
        <text:list-item>
          <text:p text:style-name="P17">Verified log ingestion using SPL</text:p>
        </text:list-item>
        <text:list-item>
          <text:p text:style-name="P17">Built SOC-style documentation and evidence</text:p>
        </text:list-item>
      </text:list>
      <text:p text:style-name="P6"/>
      <text:h text:style-name="P18" text:outline-level="2">9. Problems Faced &amp; Resolutions</text:h>
      <text:h text:style-name="P19" text:outline-level="3">Problem 1: No Linux Logs Visible in Splunk</text:h>
      <text:p text:style-name="P20"><text:span text:style-name="Strong_20_Emphasis">Issue:</text:span> After installing Splunk Universal Forwarder on Kali Linux, no logs were appearing in Splunk.</text:p>
      <text:p text:style-name="P20"><text:span text:style-name="Strong_20_Emphasis">Root Cause:</text:span> Kali Linux uses <text:span text:style-name="Strong_20_Emphasis">systemd-journald</text:span> by default and traditional <text:span text:style-name="Source_20_Text">/var/log/syslog</text:span> files were not present.</text:p>
      <text:p text:style-name="P20"><text:span text:style-name="Strong_20_Emphasis">Resolution:</text:span></text:p>
      <text:list text:style-name="L10">
        <text:list-item>
          <text:p text:style-name="P21">Verified journald was active using:</text:p>
          <text:p text:style-name="P22"><text:span text:style-name="Source_20_Text">systemctl status systemd-journald</text:span></text:p>
        </text:list-item>
        <text:list-item>
          <text:p text:style-name="P21">Installed and enabled <text:span text:style-name="Strong_20_Emphasis">rsyslog</text:span> to convert journald logs into syslog format.</text:p>
        </text:list-item>
        <text:list-item>
          <text:p text:style-name="P21">Restarted rsyslog and Splunk Forwarder services.</text:p>
        </text:list-item>
      </text:list>
      <text:p text:style-name="P23"/>
      <text:h text:style-name="P19" text:outline-level="3"><text:soft-page-break/>Problem 2: <text:span text:style-name="Source_20_Text">/var/log/auth.log</text:span> and <text:span text:style-name="Source_20_Text">/var/log/syslog</text:span> Missing</text:h>
      <text:p text:style-name="P20"><text:span text:style-name="Strong_20_Emphasis">Issue:</text:span> Commands like <text:span text:style-name="Source_20_Text">ls /var/log/auth.log</text:span> returned <text:span text:style-name="Emphasis">No such file or directory</text:span>.</text:p>
      <text:p text:style-name="P20"><text:span text:style-name="Strong_20_Emphasis">Root Cause:</text:span> rsyslog service was not installed or running.</text:p>
      <text:p text:style-name="P20"><text:span text:style-name="Strong_20_Emphasis">Resolution:</text:span></text:p>
      <text:list text:style-name="L11">
        <text:list-item>
          <text:p text:style-name="P24">Installed rsyslog:</text:p>
          <text:p text:style-name="P25"><text:span text:style-name="Source_20_Text">sudo apt install rsyslog -y</text:span></text:p>
        </text:list-item>
        <text:list-item>
          <text:p text:style-name="P24">Enabled and started the service:</text:p>
          <text:p text:style-name="P25"><text:span text:style-name="Source_20_Text">sudo systemctl enable rsyslog --now</text:span></text:p>
        </text:list-item>
        <text:list-item>
          <text:p text:style-name="P24">Verified log file creation in <text:span text:style-name="Source_20_Text">/var/log/</text:span>.</text:p>
        </text:list-item>
      </text:list>
      <text:p text:style-name="P23"/>
      <text:h text:style-name="P19" text:outline-level="3">Problem 3: Logs Received but Dropped by Splunk</text:h>
      <text:p text:style-name="P20"><text:span text:style-name="Strong_20_Emphasis">Issue:</text:span> Splunk showed messages like <text:span text:style-name="Source_20_Text">Received event for unconfigured index</text:span>.</text:p>
      <text:p text:style-name="P20"><text:span text:style-name="Strong_20_Emphasis">Root Cause:</text:span> Index was not created in <text:span text:style-name="Source_20_Text">indexes.conf</text:span>.</text:p>
      <text:p text:style-name="P20"><text:span text:style-name="Strong_20_Emphasis">Resolution:</text:span></text:p>
      <text:list text:style-name="L12">
        <text:list-item>
          <text:p text:style-name="P26">Created a dedicated index (<text:span text:style-name="Source_20_Text">linux</text:span>) in Splunk.</text:p>
        </text:list-item>
        <text:list-item>
          <text:p text:style-name="P26">Restarted Splunk to apply changes.</text:p>
        </text:list-item>
      </text:list>
      <text:p text:style-name="P23"/>
      <text:h text:style-name="P19" text:outline-level="3">Problem 4: Confusion Between Journald and Syslog</text:h>
      <text:p text:style-name="P20"><text:span text:style-name="Strong_20_Emphasis">Issue:</text:span> Difficulty understanding why logs were not flowing even though journald was active.</text:p>
      <text:p text:style-name="P20"><text:span text:style-name="Strong_20_Emphasis">Resolution:</text:span></text:p>
      <text:list text:style-name="L13">
        <text:list-item>
          <text:p text:style-name="P27">Learned that Splunk UF does not read journald directly by default.</text:p>
        </text:list-item>
        <text:list-item>
          <text:p text:style-name="P27"><text:soft-page-break/>Used rsyslog as a bridge to forward logs into traditional log files.</text:p>
        </text:list-item>
      </text:list>
      <text:p text:style-name="P23"/>
      <text:h text:style-name="P19" text:outline-level="3">Problem 5: Timechart Showing Zero or Unexpected Counts</text:h>
      <text:p text:style-name="P20"><text:span text:style-name="Strong_20_Emphasis">Issue:</text:span> <text:span text:style-name="Source_20_Text">| timechart count</text:span> output was confusing.</text:p>
      <text:p text:style-name="P20"><text:span text:style-name="Strong_20_Emphasis">Resolution:</text:span></text:p>
      <text:list text:style-name="L14">
        <text:list-item>
          <text:p text:style-name="P28">Understood that <text:span text:style-name="Strong_20_Emphasis">count</text:span> represents the number of events per time bucket. </text:p>
        </text:list-item>
        <text:list-item>
          <text:p text:style-name="P28">Verified correct index and time range selection.</text:p>
        </text:list-item>
      </text:list>
      <text:h text:style-name="P3" text:outline-level="2">10. Conclusion</text:h>
      <text:p text:style-name="P5">This project demonstrates successful ingestion of Kali Linux system logs into Splunk Enterprise using rsyslog and the Splunk Universal Forwarder. Log flow was verified through SPL searches and visualizations, while resolving real-world issues improved understanding of Linux logging and Splunk ingestion—forming a solid foundation for SOC monitoring and future detections.</text:p>
      <text:p text:style-name="P20"/>
      <text:p text:style-name="P6"/>
      <text:p text:style-name="P5"><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4T00:03:12.142047600</meta:creation-date>
    <meta:print-date>2026-01-24T00:21:38.829111500</meta:print-date>
    <dc:date>2026-01-24T00:23:13.397800000</dc:date>
    <meta:editing-duration>PT8M37S</meta:editing-duration>
    <meta:editing-cycles>1</meta:editing-cycles>
    <meta:document-statistic meta:table-count="0" meta:image-count="0" meta:object-count="0" meta:page-count="6" meta:paragraph-count="92" meta:word-count="659" meta:character-count="4290" meta:non-whitespace-character-count="3762"/>
    <meta:generator>LibreOffice/25.8.3.2$Windows_X86_64 LibreOffice_project/8ca8d55c161d602844f5428fa4b58097424e324e</meta:generator>
  </office:meta>
</office:document-meta>
</file>